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D000002E89A2772BD.png" manifest:media-type="image/png"/>
  <manifest:file-entry manifest:full-path="Pictures/100002010000041D000002E960A60FB7.png" manifest:media-type="image/png"/>
  <manifest:file-entry manifest:full-path="Pictures/100002010000034900000252DC9836D2.png" manifest:media-type="image/png"/>
  <manifest:file-entry manifest:full-path="Pictures/1001808A000074040000520895C53291.svg" manifest:media-type="image/svg+xml"/>
  <manifest:file-entry manifest:full-path="Pictures/10000000000001940000014C89853F88.png" manifest:media-type="image/png"/>
  <manifest:file-entry manifest:full-path="Pictures/10000000000003FF000002824DE1E0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17.57cm" svg:x="-0.004cm" svg:y="1.712cm">
          <draw:image xlink:href="Pictures/10000000000003FF000002824DE1E0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2.215cm" svg:height="10.038cm" svg:x="3cm" svg:y="2.162cm">
          <draw:image xlink:href="Pictures/10000000000001940000014C89853F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7.999cm" svg:height="19.796cm" svg:x="-0.004cm" svg:y="2.2cm">
          <draw:image xlink:href="Pictures/1001808A000074040000520895C53291.svg" xlink:type="simple" xlink:show="embed" xlink:actuate="onLoad">
            <text:p/>
          </draw:image>
          <draw:image xlink:href="Pictures/100002010000034900000252DC9836D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7.999cm" svg:height="19.808cm" svg:x="-0.004cm" svg:y="0.593cm">
          <draw:image xlink:href="Pictures/100002010000041D000002E960A60F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7.999cm" svg:height="19.782cm" svg:x="-0.004cm" svg:y="0.606cm">
          <draw:image xlink:href="Pictures/100002010000041D000002E89A277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4-12-09T12:52:57.941547775</meta:creation-date>
    <dc:date>2014-12-09T15:06:34.216704510</dc:date>
    <dc:creator>adrian </dc:creator>
    <meta:editing-duration>PT2H13M14S</meta:editing-duration>
    <meta:editing-cycles>3</meta:editing-cycles>
    <meta:generator>LibreOffice/4.2.7.2$Linux_X86_64 LibreOffice_project/420m0$Build-2</meta:generator>
    <meta:document-statistic meta:object-count="40"/>
  </office:meta>
</office:document-meta>
</file>